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1.7313in" style:rel-column-width="16384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background-color="#669999" fo:padding="0.0382in" fo:border="none">
        <style:background-image/>
      </style:table-cell-properties>
    </style:style>
    <style:style style:name="Table3" style:family="table">
      <style:table-properties style:width="6.925in" table:align="margins" style:shadow="none"/>
    </style:style>
    <style:style style:name="Table3.A" style:family="table-column">
      <style:table-column-properties style:column-width="1.3847in" style:rel-column-width="13107*"/>
    </style:style>
    <style:style style:name="Table3.B" style:family="table-column">
      <style:table-column-properties style:column-width="2.0778in" style:rel-column-width="19660*"/>
    </style:style>
    <style:style style:name="Table3.C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="none"/>
    </style:style>
    <style:style style:name="Table3.B1" style:family="table-cell">
      <style:table-cell-properties fo:padding="0.0382in" fo:border-left="0.05pt solid #000000" fo:border-right="none" fo:border-top="none" fo:border-bottom="none"/>
    </style:style>
    <style:style style:name="Table3.C1" style:family="table-cell">
      <style:table-cell-properties fo:padding="0.0382in" fo:border-left="0.05pt solid #000000" fo:border-right="0.05pt solid #000000" fo:border-top="none" fo:border-bottom="none"/>
    </style:style>
    <style:style style:name="Table4" style:family="table">
      <style:table-properties style:width="6.925in" table:align="margins" style:shadow="none"/>
    </style:style>
    <style:style style:name="Table4.A" style:family="table-column">
      <style:table-column-properties style:column-width="1.3847in" style:rel-column-width="13107*"/>
    </style:style>
    <style:style style:name="Table4.B" style:family="table-column">
      <style:table-column-properties style:column-width="2.0778in" style:rel-column-width="19660*"/>
    </style:style>
    <style:style style:name="Table4.C" style:family="table-column">
      <style:table-column-properties style:column-width="3.4625in" style:rel-column-width="32768*"/>
    </style:style>
    <style:style style:name="Table4.A1" style:family="table-cell">
      <style:table-cell-properties fo:background-color="#dddddd" fo:padding="0.0382in" fo:border="none">
        <style:background-image/>
      </style:table-cell-properties>
    </style:style>
    <style:style style:name="Table4.B1" style:family="table-cell">
      <style:table-cell-properties fo:background-color="#dddddd" fo:padding="0.0382in" fo:border-left="0.05pt solid #000000" fo:border-right="none" fo:border-top="none" fo:border-bottom="none">
        <style:background-image/>
      </style:table-cell-properties>
    </style:style>
    <style:style style:name="Table4.C1" style:family="table-cell">
      <style:table-cell-properties fo:background-color="#dddddd" fo:padding="0.0382in" fo:border-left="0.05pt solid #000000" fo:border-right="0.05pt solid #000000" fo:border-top="none" fo:border-bottom="none">
        <style:background-image/>
      </style:table-cell-properties>
    </style:style>
    <style:style style:name="P1" style:family="paragraph" style:parent-style-name="Standard">
      <style:text-properties style:font-name="Cantarell" officeooo:paragraph-rsid="0008ac4e"/>
    </style:style>
    <style:style style:name="P2" style:family="paragraph" style:parent-style-name="Standard">
      <style:paragraph-properties fo:text-align="start" style:justify-single-word="false"/>
      <style:text-properties style:font-name="Cantarell" fo:font-weight="normal" officeooo:rsid="0003fe3b" officeooo:paragraph-rsid="001f3c34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color="#000080" style:font-name="Cantarell" fo:font-size="14pt" fo:font-weight="bold" officeooo:rsid="0008ac4e" officeooo:paragraph-rsid="0008ac4e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80" style:font-name="Cantarell" officeooo:paragraph-rsid="0008ac4e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Cantarell" officeooo:paragraph-rsid="0008ac4e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Cantarell" officeooo:paragraph-rsid="001eb3b5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antarell" fo:font-weight="normal" officeooo:rsid="0003fe3b" officeooo:paragraph-rsid="001f1255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color="#336666" style:font-name="Cantarell" fo:font-size="14pt" fo:font-weight="bold" officeooo:rsid="0008ac4e" officeooo:paragraph-rsid="0008ac4e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Cantarell" fo:font-weight="normal" officeooo:rsid="0003fe3b" officeooo:paragraph-rsid="002ce10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ntarell" fo:font-weight="normal" officeooo:rsid="0003fe3b" officeooo:paragraph-rsid="000a7f56" style:font-weight-asian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rsid="0003fe3b" officeooo:paragraph-rsid="002ae161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rsid="0003fe3b" officeooo:paragraph-rsid="002fba6d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rsid="0003fe3b" officeooo:paragraph-rsid="0032fe57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rsid="002ce10c" officeooo:paragraph-rsid="002ce10c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Cantarell" fo:font-weight="normal" officeooo:rsid="0003fe3b" officeooo:paragraph-rsid="002ae161" style:font-weight-asian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Cantarell" fo:font-weight="bold" officeooo:rsid="0003fe3b" officeooo:paragraph-rsid="002fba6d" style:font-weight-asian="bold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color="#000000" style:font-name="Cantarell" fo:font-weight="bold" officeooo:rsid="0003fe3b" officeooo:paragraph-rsid="002fba6d" style:font-weight-asian="bold" style:font-weight-complex="bold"/>
    </style:style>
    <style:style style:name="P18" style:family="paragraph" style:parent-style-name="Table_20_Contents">
      <style:text-properties style:font-name="Cantarell" officeooo:paragraph-rsid="0008ac4e"/>
    </style:style>
    <style:style style:name="P19" style:family="paragraph" style:parent-style-name="Table_20_Contents">
      <style:text-properties style:font-name="Cantarell" officeooo:paragraph-rsid="003eb8ec"/>
    </style:style>
    <style:style style:name="P20" style:family="paragraph" style:parent-style-name="Table_20_Contents">
      <style:paragraph-properties fo:text-align="center" style:justify-single-word="false" fo:break-before="page"/>
      <style:text-properties fo:color="#000080" style:font-name="Cantarell" fo:font-size="14pt" fo:font-weight="bold" officeooo:rsid="0008ac4e" officeooo:paragraph-rsid="003d6d7f" style:font-size-asian="14pt" style:font-weight-asian="bold" style:font-size-complex="14pt" style:font-weight-complex="bold"/>
    </style:style>
    <style:style style:name="P21" style:family="paragraph" style:parent-style-name="Footer">
      <style:text-properties style:font-name="Cantarell" fo:font-size="10pt" officeooo:rsid="003eb8ec" officeooo:paragraph-rsid="003eb8ec" style:font-size-asian="10pt" style:font-size-complex="10pt"/>
    </style:style>
    <style:style style:name="T1" style:family="text">
      <style:text-properties officeooo:rsid="00237e3f"/>
    </style:style>
    <style:style style:name="T2" style:family="text">
      <style:text-properties fo:color="#336666"/>
    </style:style>
    <style:style style:name="T3" style:family="text">
      <style:text-properties fo:color="#336666" style:text-underline-style="solid" style:text-underline-width="auto" style:text-underline-color="font-color" officeooo:rsid="00082891"/>
    </style:style>
    <style:style style:name="T4" style:family="text">
      <style:text-properties officeooo:rsid="002d4b45"/>
    </style:style>
    <style:style style:name="T5" style:family="text">
      <style:text-properties fo:color="#800000"/>
    </style:style>
    <style:style style:name="T6" style:family="text">
      <style:text-properties fo:color="#800000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table:number-columns-spanned="3" office:value-type="string">
            <text:p text:style-name="P8">PATIENT IMMUNIZATION STATUS</text:p>
            <text:p text:style-name="P3"><text:span text:style-name="T2">FOR SCHEDULE</text:span> <text:span text:style-name="T3"><text:placeholder text:placeholder-type="text">&lt;immunization_schedule.sched&gt;</text:placeholder></text:span></text:p>
            <text:p text:style-name="P18"/>
            <text:p text:style-name="P19"/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">Patient :<text:placeholder text:placeholder-type="text">&lt;patient.rec_name&gt;</text:placeholder></text:p>
          </table:table-cell>
          <table:table-cell table:style-name="Table1.A2" office:value-type="string">
            <text:p text:style-name="P5"><text:span text:style-name="T1">PU</text:span>ID :<text:placeholder text:placeholder-type="text">&lt;patient.puid&gt;</text:placeholder></text:p>
          </table:table-cell>
          <table:table-cell table:style-name="Table1.C2" office:value-type="string">
            <text:p text:style-name="P4"><text:placeholder text:placeholder-type="text">&lt;if test="patient.sex == 'f'"&gt;</text:placeholder></text:p>
            <text:p text:style-name="P5">Female</text:p>
            <text:p text:style-name="P4"><text:placeholder text:placeholder-type="text">&lt;/if&gt;</text:placeholder></text:p>
            <text:p text:style-name="P4"><text:placeholder text:placeholder-type="text">&lt;if test="patient.sex == 'm'"&gt;</text:placeholder></text:p>
            <text:p text:style-name="P5">Male</text:p>
            <text:p text:style-name="P4"><text:placeholder text:placeholder-type="text">&lt;/if&gt;</text:placeholder></text:p>
          </table:table-cell>
        </table:table-row>
        <table:table-row>
          <table:table-cell table:style-name="Table1.A2" office:value-type="string">
            <text:p text:style-name="P6">Print Date <text:s/>: <text:placeholder text:placeholder-type="text">&lt;formatLang(datetime.datetime.now(), user.language)&gt;</text:placeholder> <text:placeholder text:placeholder-type="text">&lt;datetime.datetime.now().strftime('%H:%M')&gt;</text:placeholder></text:p>
          </table:table-cell>
          <table:table-cell table:style-name="Table1.C2" table:number-columns-spanned="2" office:value-type="string">
            <text:p text:style-name="P5">Age :<text:placeholder text:placeholder-type="text">&lt;patient.age&gt;</text:placeholder></text:p>
          </table:table-cell>
          <table:covered-table-cell/>
        </table:table-row>
      </table:table>
      <text:p text:style-name="P10"/>
      <text:p text:style-name="P10"/>
      <text:p text:style-name="P20"><text:span text:style-name="T3"><text:placeholder text:placeholder-type="text">&lt;immunization_schedule.sched&gt;</text:placeholder></text:span></text:p>
      <text:p text:style-name="P10"/>
      <text:p text:style-name="P2"><text:placeholder text:placeholder-type="text">&lt;for each="vaccine in immunization_schedule.vaccines"&gt;</text:placeholder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<text:placeholder text:placeholder-type="text">&lt;vaccine.rec_name&gt;</text:placeholder> </text:p>
          </table:table-cell>
          <table:table-cell table:style-name="Table2.A1" office:value-type="string">
            <text:p text:style-name="P17"><text:placeholder text:placeholder-type="text">&lt;vaccine.scope&gt;</text:placeholder> 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4">Dose #</text:p>
          </table:table-cell>
          <table:table-cell table:style-name="Table4.B1" office:value-type="string">
            <text:p text:style-name="P14">Age</text:p>
          </table:table-cell>
          <table:table-cell table:style-name="Table4.C1" office:value-type="string">
            <text:p text:style-name="P14"><text:span text:style-name="T4">Remarks</text:span></text:p>
          </table:table-cell>
        </table:table-row>
      </table:table>
      <text:p text:style-name="P9"><text:placeholder text:placeholder-type="text">&lt;for each="dose in vaccine.doses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1"><text:placeholder text:placeholder-type="text">&lt;dose.dose_number&gt;</text:placeholder></text:p>
          </table:table-cell>
          <table:table-cell table:style-name="Table3.B1" office:value-type="string">
            <text:p text:style-name="P12"><text:placeholder text:placeholder-type="text">&lt;dose.age_dose&gt;</text:placeholder> <text:placeholder text:placeholder-type="text">&lt;dose.age_unit&gt;</text:placeholder></text:p>
          </table:table-cell>
          <table:table-cell table:style-name="Table3.C1" office:value-type="string">
            <text:p text:style-name="P13"><text:placeholder text:placeholder-type="text">&lt;dose.remarks&gt;</text:placeholder></text:p>
          </table:table-cell>
        </table:table-row>
      </table:table>
      <text:p text:style-name="P15"><text:placeholder text:placeholder-type="text">&lt;/for&gt;</text:placeholder></text:p>
      <text:p text:style-name="P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Cantarell" fo:font-size="10pt" officeooo:rsid="003eb8ec" officeooo:paragraph-rsid="003eb8ec" style:font-size-asian="10pt" style:font-size-complex="10pt"/>
    </style:style>
    <style:style style:name="MT1" style:family="text">
      <style:text-properties fo:color="#800000"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mportant notice</text:span> : This automatically generated report is a tool to assist, but never to replace the criteria of the health professional. Always verify the person vaccination cards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30T18:45:19.509868802</meta:creation-date>
    <dc:date>2014-12-02T19:04:28.929524090</dc:date>
    <meta:editing-duration>P1DT3H4M42S</meta:editing-duration>
    <meta:editing-cycles>63</meta:editing-cycles>
    <meta:generator>LibreOffice/4.2.5.2$FreeBSD_X86_64 LibreOffice_project/420m0$Build-2</meta:generator>
    <meta:document-statistic meta:table-count="4" meta:image-count="0" meta:object-count="0" meta:page-count="2" meta:paragraph-count="26" meta:word-count="79" meta:character-count="740" meta:non-whitespace-character-count="684"/>
  </office:meta>
</office:document-meta>
</file>